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Obesity (body mass index &gt;= 30) (age-standardized estimate)</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Verbreitung von Übergewicht</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Verbreitung von Übergewicht (body mass index &gt;= 30) bei über Achtzehnjährigen beider Geschlechter in Prozen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Prevalence of obesity (body mass index &gt;= 30) for 18+ year-olds (both sexes) in percent</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 Rohdaten bezüglich Adipositas basieren auf Daten welche von der WHO und Global Burden of Metabolic Factors of Chronic Diseases Collaborating Group bereit gestellt wurden. Die Altersstandartisierung wurde erzielt, indem die Rohdaten der WHO Standard Population angepasst wurde. So wird die Alter- und Geschlechterstruktur der einzelnen Länder standardisiert, was deren Unterschiede diesbezüglich korrigier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crude adjusted estimates of obesity are based on aggregated data provided to WHO and Global Burden of Metabolic Risk Factors of Chronic Diseases Collaborating Group and obtained through a review of published and unpublished literature. The age-standardized comparable estimates were produced by adjusting the crude estimates to the WHO Standard Population that closely reflects the age and sex structure of most low and middle income countries. This corrects for the differences in age/sex structure between countries.</text:p>
          </table:table-cell>
          <table:table-cell table:number-columns-repeated="1022"/>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5,10,15,2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G</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Im NCD Aktionspla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style-name="ce2"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6-04-21" calcext:value-type="date">
            <text:p>4/21/2016</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WHO</text:p>
          </table:table-cell>
          <table:table-cell table:number-columns-repeated="1022"/>
        </table:table-row>
        <table:table-row table:style-name="ro1">
          <table:table-cell table:style-name="ce1" office:value-type="string" calcext:value-type="string">
            <text:p>source$maintainer</text:p>
          </table:table-cell>
          <table:table-cell table:number-columns-repeated="1023"/>
        </table:table-row>
        <table:table-row table:style-name="ro1">
          <table:table-cell table:style-name="ce1" office:value-type="string" calcext:value-type="string">
            <text:p>source$license</text:p>
          </table:table-cell>
          <table:table-cell table:style-name="ce1" office:value-type="string" calcext:value-type="string">
            <text:p>WHO supports open access, Download is feasible, all rights reserved.</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link</text:p>
          </table:table-cell>
          <table:table-cell table:style-name="ce2"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28.6" calcext:value-type="float">
            <text:p>28.6</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18.4" calcext:value-type="float">
            <text:p>18.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0.2" calcext:value-type="float">
            <text:p>20.2</text:p>
          </table:table-cell>
          <table:table-cell table:number-columns-repeated="1022"/>
        </table:table-row>
        <table:table-row table:style-name="ro1">
          <table:table-cell table:style-name="ce1" office:value-type="string" calcext:value-type="string">
            <text:p>Bosnia and Herzegovina</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23.2" calcext:value-type="float">
            <text:p>23.2</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6.9" calcext:value-type="float">
            <text:p>6.9</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23.3" calcext:value-type="float">
            <text:p>23.3</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26.8" calcext:value-type="float">
            <text:p>26.8</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9.3" calcext:value-type="float">
            <text:p>19.3</text:p>
          </table:table-cell>
          <table:table-cell table:number-columns-repeated="1022"/>
        </table:table-row>
        <table:table-row table:style-name="ro1">
          <table:table-cell table:style-name="ce1" office:value-type="string" calcext:value-type="string">
            <text:p>Ecuador</text:p>
          </table:table-cell>
          <table:table-cell table:style-name="ce1" office:value-type="float" office:value="18.7" calcext:value-type="float">
            <text:p>18.7</text:p>
          </table:table-cell>
          <table:table-cell table:number-columns-repeated="1022"/>
        </table:table-row>
        <table:table-row table:style-name="ro1">
          <table:table-cell table:style-name="ce1" office:value-type="string" calcext:value-type="string">
            <text:p>Egypt</text:p>
          </table:table-cell>
          <table:table-cell table:style-name="ce1" office:value-type="float" office:value="28.9" calcext:value-type="float">
            <text:p>28.9</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22.6" calcext:value-type="float">
            <text:p>22.6</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20.6" calcext:value-type="float">
            <text:p>20.6</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9" calcext:value-type="float">
            <text:p>23.9</text:p>
          </table:table-cell>
          <table:table-cell table:number-columns-repeated="1022"/>
        </table:table-row>
        <table:table-row table:style-name="ro1">
          <table:table-cell table:style-name="ce1" office:value-type="string" calcext:value-type="string">
            <text:p>Georgia</text:p>
          </table:table-cell>
          <table:table-cell table:style-name="ce1" office:value-type="float" office:value="20.8" calcext:value-type="float">
            <text:p>20.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0.1" calcext:value-type="float">
            <text:p>20.1</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2.9" calcext:value-type="float">
            <text:p>22.9</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22.8" calcext:value-type="float">
            <text:p>22.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4.9" calcext:value-type="float">
            <text:p>4.9</text:p>
          </table:table-cell>
          <table:table-cell table:number-columns-repeated="1022"/>
        </table:table-row>
        <table:table-row table:style-name="ro1">
          <table:table-cell table:style-name="ce1" office:value-type="string" calcext:value-type="string">
            <text:p>Indonesia</text:p>
          </table:table-cell>
          <table:table-cell table:style-name="ce1" office:value-type="float" office:value="5.7" calcext:value-type="float">
            <text:p>5.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5.6" calcext:value-type="float">
            <text:p>25.6</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25.3" calcext:value-type="float">
            <text:p>25.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21" calcext:value-type="float">
            <text:p>21</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3.3" calcext:value-type="float">
            <text:p>3.3</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23.7" calcext:value-type="float">
            <text:p>23.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25.9" calcext:value-type="float">
            <text:p>25.9</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23.1" calcext:value-type="float">
            <text:p>23.1</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26.6" calcext:value-type="float">
            <text:p>26.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28.1" calcext:value-type="float">
            <text:p>28.1</text:p>
          </table:table-cell>
          <table:table-cell table:number-columns-repeated="1022"/>
        </table:table-row>
        <table:table-row table:style-name="ro1">
          <table:table-cell table:style-name="ce1" office:value-type="string" calcext:value-type="string">
            <text:p>Morocco</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9.8" calcext:value-type="float">
            <text:p>19.8</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9.2" calcext:value-type="float">
            <text:p>29.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3.1" calcext:value-type="float">
            <text:p>23.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25.2" calcext:value-type="float">
            <text:p>25.2</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0.1" calcext:value-type="float">
            <text:p>20.1</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21.7" calcext:value-type="float">
            <text:p>21.7</text:p>
          </table:table-cell>
          <table:table-cell table:number-columns-repeated="1022"/>
        </table:table-row>
        <table:table-row table:style-name="ro1">
          <table:table-cell table:style-name="ce1" office:value-type="string" calcext:value-type="string">
            <text:p>Russian Federation</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Serb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25.7" calcext:value-type="float">
            <text:p>25.7</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25.1" calcext:value-type="float">
            <text:p>25.1</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26.8" calcext:value-type="float">
            <text:p>26.8</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5.8" calcext:value-type="float">
            <text:p>5.8</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3.7" calcext:value-type="float">
            <text:p>23.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20.5" calcext:value-type="float">
            <text:p>20.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29.5" calcext:value-type="float">
            <text:p>29.5</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1" calcext:value-type="float">
            <text:p>28.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3.7" calcext:value-type="float">
            <text:p>33.7</text:p>
          </table:table-cell>
          <table:table-cell table:number-columns-repeated="1022"/>
        </table:table-row>
        <table:table-row table:style-name="ro1">
          <table:table-cell table:style-name="ce1" office:value-type="string" calcext:value-type="string">
            <text:p>Ukraine</text:p>
          </table:table-cell>
          <table:table-cell table:style-name="ce1" office:value-type="float" office:value="20.1" calcext:value-type="float">
            <text:p>20.1</text:p>
          </table:table-cell>
          <table:table-cell table:number-columns-repeated="1022"/>
        </table:table-row>
        <table:table-row table:style-name="ro2" table:number-rows-repeated="104848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4" meta:object-count="0"/>
    <meta:generator>LibreOfficeDev/5.1.0.3$Linux_X86_64 LibreOffice_project/</meta:generator>
  </office:meta>
</office:document-meta>
</file>